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svg:stroke-width="0.081cm" svg:stroke-color="#6736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19cm"/>
    </style:style>
    <style:style style:name="gr5" style:family="graphic" style:parent-style-name="standard">
      <style:graphic-properties draw:stroke="none" svg:stroke-color="#000000" draw:fill="none" draw:fill-color="#ffffff" fo:min-height="2.578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d4711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053cm" svg:stroke-color="#d4711a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  <style:text-properties style:font-name="Arial"/>
    </style:style>
    <style:style style:name="P2" style:family="paragraph">
      <loext:graphic-properties draw:fill="none" draw:fill-color="#ffffff"/>
      <style:text-properties style:font-name="Arial"/>
    </style:style>
    <style:style style:name="P3" style:family="paragraph">
      <loext:graphic-properties draw:fill="none" draw:fill-color="#ffffff"/>
      <style:text-properties fo:color="#808080" style:font-name="Arial" fo:font-size="14pt" fo:font-style="normal" style:font-size-asian="14pt" style:font-style-asian="normal" style:font-size-complex="14pt" style:font-style-complex="normal"/>
    </style:style>
    <style:style style:name="P4" style:family="paragraph">
      <loext:graphic-properties draw:fill="none" draw:fill-color="#ffffff"/>
      <style:text-properties fo:color="#808080" style:font-name="Arial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/>
      <style:paragraph-properties fo:text-align="center"/>
      <style:text-properties fo:color="#808080" style:font-name="Arial"/>
    </style:style>
    <style:style style:name="P6" style:family="paragraph">
      <loext:graphic-properties draw:fill="none" draw:fill-color="#ffffff"/>
      <style:text-properties fo:color="#000000" style:font-name="Arial"/>
    </style:style>
    <style:style style:name="T1" style:family="text">
      <style:text-properties style:text-position="0% 100%" style:font-name="Arial" fo:font-style="italic" style:font-style-asian="italic" style:font-style-complex="italic"/>
    </style:style>
    <style:style style:name="T2" style:family="text">
      <style:text-properties fo:color="#808080" style:font-name="Arial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000000" style:text-position="0% 100%" style:font-name="Arial" fo:font-style="italic" style:font-style-asian="italic" style:font-style-complex="italic"/>
    </style:style>
    <style:style style:name="T5" style:family="text">
      <style:text-properties fo:color="#000000" style:text-position="-33% 58%" style:font-name="Arial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726cm" svg:height="3.649cm" draw:transform="rotate (2.05529972714852) translate (1.813cm 3.731cm)" svg:viewBox="0 0 2727 3650" draw:points="0,0 2727,0 662,3650">
          <text:p/>
        </draw:polyline>
        <draw:frame draw:style-name="gr2" draw:text-style-name="P2" draw:layer="layout" svg:width="1.397cm" svg:height="1.397cm" svg:x="3.591cm" svg:y="2.715cm">
          <draw:text-box>
            <text:p><text:span text:style-name="T1">i</text:span></text:p>
          </draw:text-box>
        </draw:frame>
        <draw:polyline draw:style-name="gr1" draw:text-style-name="P1" draw:layer="layout" svg:width="4.104cm" svg:height="2.732cm" draw:transform="rotate (-2.61345602193631) translate (5.34006188905453cm 8.36213163056818cm)" svg:viewBox="0 0 4105 2733" draw:points="283,2733 2048,2733 1773,1691 2651,2203 2048,2733 3135,2633 3099,1435 2651,2203 3135,2633 4105,1728 3099,1435 1773,1691 1216,631 0,951 1143,0 1216,631 3099,1435 1143,0 4105,1728 2889,284 1143,0">
          <text:p/>
        </draw:polyline>
        <draw:polygon draw:style-name="gr3" draw:text-style-name="P1" draw:layer="layout" svg:width="1.817cm" svg:height="1.622cm" draw:transform="rotate (-2.00328891543909) translate (5.19182259923515cm 6.82437744748859cm)" svg:viewBox="0 0 1818 1623" draw:points="0,1623 1818,1623 789,0">
          <text:p/>
        </draw:polygon>
        <draw:frame draw:style-name="gr2" draw:text-style-name="P2" draw:layer="layout" svg:width="1.397cm" svg:height="1.397cm" svg:x="3.464cm" svg:y="6.525cm">
          <draw:text-box>
            <text:p><text:span text:style-name="T1">j</text:span></text:p>
          </draw:text-box>
        </draw:frame>
        <draw:frame draw:style-name="gr4" draw:text-style-name="P3" draw:layer="layout" svg:width="3.048cm" svg:height="1.969cm" svg:x="4.937cm" svg:y="1.508cm">
          <draw:text-box>
            <text:p><text:span text:style-name="T2">Outer surface r</text:span></text:p>
          </draw:text-box>
        </draw:frame>
        <draw:frame draw:style-name="gr5" draw:text-style-name="P4" draw:layer="layout" svg:width="3.683cm" svg:height="2.828cm" svg:x="4.556cm" svg:y="8.078cm">
          <draw:text-box>
            <text:p><text:span text:style-name="T3">Component surface s</text:span></text:p>
          </draw:text-box>
        </draw:frame>
        <draw:polyline draw:style-name="gr1" draw:text-style-name="P1" draw:layer="layout" svg:width="2.872cm" svg:height="5.464cm" draw:transform="rotate (2.05529972714852) translate (5.115cm 4.493cm)" svg:viewBox="0 0 2873 5465" draw:points="0,0 568,5465 2873,1083">
          <text:p/>
        </draw:polyline>
        <draw:polygon draw:style-name="gr6" draw:text-style-name="P1" draw:layer="layout" svg:width="3.716cm" svg:height="2.932cm" draw:transform="rotate (0.808611042448973) translate (1.768cm 3.752cm)" svg:viewBox="0 0 3717 2933" draw:points="0,0 3717,552 1775,2933">
          <text:p/>
        </draw:polygon>
        <draw:line draw:style-name="gr7" draw:text-style-name="P1" draw:layer="layout" svg:x1="3.729cm" svg:y1="6.142cm" svg:x2="4.872cm" svg:y2="7.539cm">
          <text:p/>
        </draw:line>
        <draw:line draw:style-name="gr8" draw:text-style-name="P1" draw:layer="layout" svg:x1="3.983cm" svg:y1="6.523cm" svg:x2="4.11cm" svg:y2="4.11cm">
          <text:p/>
        </draw:line>
        <draw:line draw:style-name="gr8" draw:text-style-name="P5" draw:layer="layout" svg:x1="4.364cm" svg:y1="7.031cm" svg:x2="5.126cm" svg:y2="4.364cm">
          <text:p/>
        </draw:line>
        <draw:line draw:style-name="gr8" draw:text-style-name="P1" draw:layer="layout" svg:x1="3.729cm" svg:y1="6.269cm" svg:x2="2.713cm" svg:y2="2.967cm">
          <text:p/>
        </draw:line>
        <draw:frame draw:style-name="gr2" draw:text-style-name="P6" draw:layer="layout" svg:width="1.397cm" svg:height="1.397cm" svg:x="0.924cm" svg:y="3.477cm">
          <draw:text-box>
            <text:p><text:span text:style-name="T4">A</text:span><text:span text:style-name="T5">ir</text:span></text:p>
          </draw:text-box>
        </draw:frame>
        <draw:frame draw:style-name="gr2" draw:text-style-name="P6" draw:layer="layout" svg:width="1.397cm" svg:height="1.397cm" svg:x="4.226cm" svg:y="0.302cm">
          <draw:text-box>
            <text:p><text:span text:style-name="T4">B</text:span><text:span text:style-name="T5">ir</text:span></text:p>
          </draw:text-box>
        </draw:frame>
        <draw:frame draw:style-name="gr2" draw:text-style-name="P6" draw:layer="layout" svg:width="1.397cm" svg:height="1.397cm" svg:x="4.734cm" svg:y="6.779cm">
          <draw:text-box>
            <text:p><text:span text:style-name="T4">C</text:span><text:span text:style-name="T5">js</text:span></text:p>
          </draw:text-box>
        </draw:frame>
        <draw:frame draw:style-name="gr2" draw:text-style-name="P6" draw:layer="layout" svg:width="1.397cm" svg:height="1.397cm" svg:x="2.321cm" svg:y="7.287cm">
          <draw:text-box>
            <text:p><text:span text:style-name="T4">A</text:span><text:span text:style-name="T5">js</text:span></text:p>
          </draw:text-box>
        </draw:frame>
        <draw:frame draw:style-name="gr2" draw:text-style-name="P6" draw:layer="layout" svg:width="1.397cm" svg:height="1.397cm" svg:x="4.937cm" svg:y="4.302cm">
          <draw:text-box>
            <text:p><text:span text:style-name="T4">C</text:span><text:span text:style-name="T5">ir</text:span></text:p>
          </draw:text-box>
        </draw:frame>
        <draw:frame draw:style-name="gr2" draw:text-style-name="P6" draw:layer="layout" svg:width="1.397cm" svg:height="1.397cm" svg:x="2.721cm" svg:y="5.255cm">
          <draw:text-box>
            <text:p><text:span text:style-name="T4">B</text:span><text:span text:style-name="T5">j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21:06:38.028000000</meta:creation-date>
    <dc:date>2019-12-11T21:26:16.591000000</dc:date>
    <meta:editing-duration>PT15H30M16S</meta:editing-duration>
    <meta:editing-cycles>17</meta:editing-cycles>
    <meta:generator>LibreOffice/5.4.1.2$Windows_X86_64 LibreOffice_project/ea7cb86e6eeb2bf3a5af73a8f7777ac570321527</meta:generator>
    <meta:document-statistic meta:object-count="19"/>
  </office:meta>
</office:document-meta>
</file>